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0B4E193B8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text-properties officeooo:paragraph-rsid="0036b5e1"/>
    </style:style>
    <style:style style:name="P11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text-properties officeooo:paragraph-rsid="0036b5e1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2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3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4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P25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1">Order # <text:user-field-get text:name="py3o.o.name">o.name</text:user-field-get></text:p>
      <text:p text:style-name="P4"/>
      <text:p text:style-name="P6">Date Ordered:<text:tab/><text:tab/><text:tab/>Salesperson:</text:p>
      <text:p text:style-name="P9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/text:p>
      <text:p text:style-name="P6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2">Description</text:p>
            </table:table-cell>
            <table:table-cell table:style-name="Tableau1.A1" office:value-type="string">
              <text:p text:style-name="P24">Image</text:p>
            </table:table-cell>
            <table:table-cell table:style-name="Tableau1.A1" office:value-type="string">
              <text:p text:style-name="P22">Quantity</text:p>
            </table:table-cell>
            <table:table-cell table:style-name="Tableau1.A1" office:value-type="string">
              <text:p text:style-name="P22">Unit Price</text:p>
            </table:table-cell>
            <table:table-cell table:style-name="Tableau1.A1" office:value-type="string">
              <text:p text:style-name="P23">Taxes</text:p>
            </table:table-cell>
            <table:table-cell table:style-name="Tableau1.F1" office:value-type="string">
              <text:p text:style-name="P23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3"><text:a xlink:type="simple" xlink:href="py3o://for=%22line%20in%20data.order_line%22" text:style-name="Internet_20_link" text:visited-style-name="Visited_20_Internet_20_Link"><text:span text:style-name="T7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5"><text:user-field-get text:name="py3o.line.product">line.product</text:user-field-get></text:p>
          </table:table-cell>
          <table:table-cell table:style-name="Tableau1.B3" office:value-type="string">
            <text:p text:style-name="P14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5"><text:user-field-get text:name="py3o.line.qty">line.qty</text:user-field-get></text:p>
          </table:table-cell>
          <table:table-cell table:style-name="Tableau1.D3" office:value-type="string">
            <text:p text:style-name="P16"><text:user-field-get text:name="py3o.line.price_unit">line.price_unit</text:user-field-get></text:p>
          </table:table-cell>
          <table:table-cell table:style-name="Tableau1.E3" office:value-type="string">
            <text:p text:style-name="P12"><text:user-field-get text:name="py3o.line.tax">line.tax</text:user-field-get></text:p>
          </table:table-cell>
          <table:table-cell table:style-name="Tableau1.F3" office:value-type="string">
            <text:p text:style-name="P1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0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1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1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9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E193B8F4.png" xlink:type="simple" xlink:show="embed" xlink:actuate="onLoad"/></draw:frame><text:user-field-get text:name="py3o.o.company_id.rml_header1">o.company_id.rml_header1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4.4.6.3$Linux_X86_64 LibreOffice_project/40m0$Build-3</meta:generator>
    <dc:date>2016-07-12T22:11:06.472459797</dc:date>
    <meta:editing-duration>P2DT6H36M34S</meta:editing-duration>
    <meta:editing-cycles>148</meta:editing-cycles>
    <meta:document-statistic meta:table-count="1" meta:image-count="1" meta:object-count="0" meta:page-count="1" meta:paragraph-count="32" meta:word-count="56" meta:character-count="621" meta:non-whitespace-character-count="591"/>
  </office:meta>
</office:document-meta>
</file>